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63cm" fo:min-width="1.84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4cm" fo:min-width="1.07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4.46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3" style:family="text">
      <style:text-properties fo:font-family="'Liberation Sans'" style:font-style-name="Regular" style:font-family-generic="swiss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4" style:family="text">
      <style:text-properties fo:font-family="'Liberation Sans'" style:font-family-generic="roman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8cm" svg:height="5.315cm" svg:x="2.335cm" svg:y="8.18cm">
          <draw:text-box>
            <text:p><text:span text:style-name="T1">l=y </text:span></text:p>
            <text:p><text:span text:style-name="T1">r1=l+1</text:span></text:p>
            <text:p><text:span text:style-name="T1">q ? r2=3</text:span></text:p>
            <text:p><text:span text:style-name="T1">r3=</text:span><text:span text:style-name="T2">Ψ</text:span><text:span text:style-name="T1">(T,r1,q,r2)</text:span></text:p>
          </draw:text-box>
        </draw:frame>
        <draw:frame draw:style-name="gr2" draw:text-style-name="P1" draw:id="id1" draw:layer="layout" svg:width="2.733cm" svg:height="2.783cm" svg:x="9.891cm" svg:y="3.471cm">
          <draw:text-box>
            <text:p><text:span text:style-name="T1">r0=x</text:span></text:p>
            <text:p><text:span text:style-name="T1">br c</text:span></text:p>
          </draw:text-box>
        </draw:frame>
        <draw:frame draw:style-name="gr3" draw:text-style-name="P1" draw:id="id3" draw:layer="layout" svg:width="5.467cm" svg:height="1.517cm" svg:x="8.63cm" svg:y="15.57cm">
          <draw:text-box>
            <text:p><text:span text:style-name="T1">r=</text:span><text:span text:style-name="T3">Ф</text:span><text:span text:style-name="T4">(r0,r3)</text:span></text:p>
          </draw:text-box>
        </draw:frame>
        <draw:connector draw:style-name="gr4" draw:text-style-name="P2" draw:layer="layout" draw:type="line" svg:x1="11.257cm" svg:y1="6.254cm" svg:x2="6.335cm" svg:y2="8.18cm" draw:start-shape="id1" draw:start-glue-point="2" draw:end-shape="id2" draw:end-glue-point="0" svg:d="m11257 6254-4922 1926">
          <text:p/>
        </draw:connector>
        <draw:frame draw:style-name="gr5" draw:text-style-name="P3" draw:layer="layout" svg:width="0.76cm" svg:height="0.839cm" svg:x="9.465cm" svg:y="6.206cm">
          <draw:text-box>
            <text:p><text:span text:style-name="T5">c</text:span></text:p>
          </draw:text-box>
        </draw:frame>
        <draw:frame draw:style-name="gr5" draw:text-style-name="P3" draw:layer="layout" svg:width="0.904cm" svg:height="0.839cm" svg:x="11.371cm" svg:y="6.206cm">
          <draw:text-box>
            <text:p><text:span text:style-name="T5">!c</text:span></text:p>
          </draw:text-box>
        </draw:frame>
        <draw:connector draw:style-name="gr4" draw:text-style-name="P2" draw:layer="layout" draw:type="line" svg:x1="11.257cm" svg:y1="6.254cm" svg:x2="11.363cm" svg:y2="15.57cm" draw:start-shape="id1" draw:start-glue-point="2" draw:end-shape="id3" draw:end-glue-point="0" svg:d="m11257 6254 106 9316">
          <text:p/>
        </draw:connector>
        <draw:connector draw:style-name="gr4" draw:text-style-name="P2" draw:layer="layout" draw:type="line" svg:x1="6.335cm" svg:y1="13.495cm" svg:x2="11.363cm" svg:y2="15.57cm" draw:start-shape="id2" draw:start-glue-point="2" draw:end-shape="id3" draw:end-glue-point="0" svg:d="m6335 13495 5028 2075">
          <text:p/>
        </draw:connector>
        <draw:frame draw:style-name="gr5" draw:layer="layout" svg:width="3.851cm" svg:height="0.962cm" svg:x="33.385cm" svg:y="5.118cm">
          <draw:text-box>
            <text:p>Speculated </text:p>
          </draw:text-box>
        </draw:frame>
        <draw:frame draw:style-name="gr1" draw:text-style-name="P1" draw:id="id5" draw:layer="layout" svg:width="5.743cm" svg:height="5.315cm" svg:x="14.035cm" svg:y="8.18cm">
          <draw:text-box>
            <text:p><text:span text:style-name="T1">l=y </text:span></text:p>
            <text:p><text:span text:style-name="T1">r1=l+1</text:span></text:p>
            <text:p><text:span text:style-name="T1">r2=3</text:span></text:p>
            <text:p><text:span text:style-name="T1">r3=q?r2:r1</text:span></text:p>
          </draw:text-box>
        </draw:frame>
        <draw:frame draw:style-name="gr2" draw:text-style-name="P1" draw:id="id4" draw:layer="layout" svg:width="2.733cm" svg:height="2.783cm" svg:x="22.491cm" svg:y="3.471cm">
          <draw:text-box>
            <text:p><text:span text:style-name="T1">r0=x</text:span></text:p>
            <text:p><text:span text:style-name="T1">br c</text:span></text:p>
          </draw:text-box>
        </draw:frame>
        <draw:frame draw:style-name="gr3" draw:text-style-name="P1" draw:id="id6" draw:layer="layout" svg:width="5.467cm" svg:height="1.517cm" svg:x="21.23cm" svg:y="15.57cm">
          <draw:text-box>
            <text:p><text:span text:style-name="T1">r=</text:span><text:span text:style-name="T3">Ф</text:span><text:span text:style-name="T4">(r0,r3)</text:span></text:p>
          </draw:text-box>
        </draw:frame>
        <draw:connector draw:style-name="gr4" draw:text-style-name="P2" draw:layer="layout" draw:type="line" svg:x1="23.857cm" svg:y1="6.254cm" svg:x2="16.906cm" svg:y2="8.18cm" draw:start-shape="id4" draw:start-glue-point="2" draw:end-shape="id5" draw:end-glue-point="0" svg:d="m23857 6254-6951 1926">
          <text:p/>
        </draw:connector>
        <draw:frame draw:style-name="gr5" draw:text-style-name="P3" draw:layer="layout" svg:width="0.76cm" svg:height="0.839cm" svg:x="22.065cm" svg:y="6.206cm">
          <draw:text-box>
            <text:p><text:span text:style-name="T5">c</text:span></text:p>
          </draw:text-box>
        </draw:frame>
        <draw:frame draw:style-name="gr5" draw:text-style-name="P3" draw:layer="layout" svg:width="0.904cm" svg:height="0.839cm" svg:x="23.971cm" svg:y="6.206cm">
          <draw:text-box>
            <text:p><text:span text:style-name="T5">!c</text:span></text:p>
          </draw:text-box>
        </draw:frame>
        <draw:connector draw:style-name="gr4" draw:text-style-name="P2" draw:layer="layout" draw:type="line" svg:x1="23.857cm" svg:y1="6.254cm" svg:x2="23.963cm" svg:y2="15.57cm" draw:start-shape="id4" draw:start-glue-point="2" draw:end-shape="id6" draw:end-glue-point="0" svg:d="m23857 6254 106 9316">
          <text:p/>
        </draw:connector>
        <draw:connector draw:style-name="gr4" draw:text-style-name="P2" draw:layer="layout" draw:type="line" svg:x1="16.906cm" svg:y1="13.495cm" svg:x2="23.963cm" svg:y2="15.57cm" draw:start-shape="id5" draw:start-glue-point="2" draw:end-shape="id6" draw:end-glue-point="0" svg:d="m16906 13495 7057 2075">
          <text:p/>
        </draw:connector>
        <draw:frame draw:style-name="gr5" draw:layer="layout" svg:width="3.525cm" svg:height="0.962cm" svg:x="4.172cm" svg:y="5.007cm">
          <draw:text-box>
            <text:p>Predicated</text:p>
          </draw:text-box>
        </draw:frame>
        <draw:frame draw:style-name="gr6" draw:layer="layout" svg:width="3.81cm" svg:height="0.962cm" svg:x="17.11cm" svg:y="5.145cm">
          <draw:text-box>
            <text:p>Specul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7T12:23:37</dc:date>
    <meta:editing-duration>PT04H01M31S</meta:editing-duration>
    <meta:editing-cycles>23</meta:editing-cycles>
    <meta:generator>OpenOffice.org/3.2$Linux OpenOffice.org_project/320m18$Build-9502</meta:generator>
    <meta:document-statistic meta:object-count="19"/>
  </office:meta>
</office:document-meta>
</file>